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.9mm" fo:margin-left="44.38mm" table:align="left" style:writing-mode="lr-tb"/>
    </style:style>
    <style:style style:name="Table1.A" style:family="table-column">
      <style:table-column-properties style:column-width="90.22mm"/>
    </style:style>
    <style:style style:name="Table1.B" style:family="table-column">
      <style:table-column-properties style:column-width="21.13mm"/>
    </style:style>
    <style:style style:name="Table1.C" style:family="table-column">
      <style:table-column-properties style:column-width="23.55mm"/>
    </style:style>
    <style:style style:name="Table1.1" style:family="table-row">
      <style:table-row-properties style:row-height="5.0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3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2.66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2.56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Table1.C4" style:family="table-cell">
      <style:table-cell-properties style:vertical-align="middle" fo:padding="0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3%"/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3.81mm" fo:margin-bottom="0mm"/>
    </style:style>
    <style:style style:name="P5" style:family="paragraph" style:parent-style-name="Standard">
      <style:paragraph-properties fo:margin-top="3.81mm" fo:margin-bottom="0mm" fo:text-align="center" style:justify-single-word="false"/>
    </style:style>
    <style:style style:name="P6" style:family="paragraph" style:parent-style-name="Standard">
      <style:paragraph-properties fo:margin-left="0mm" fo:margin-right="5.49mm" fo:line-height="85%" fo:text-align="end" style:justify-single-word="false" fo:text-indent="0mm" style:auto-text-indent="false"/>
    </style:style>
    <style:style style:name="P7" style:family="paragraph" style:parent-style-name="Standard">
      <style:paragraph-properties fo:margin-left="0mm" fo:margin-right="5.49mm" fo:margin-top="8.89mm" fo:margin-bottom="0mm" fo:line-height="85%" fo:text-align="end" style:justify-single-word="false" fo:text-indent="0mm" style:auto-text-indent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7.62mm" fo:margin-right="0mm" fo:margin-top="5.08mm" fo:margin-bottom="0mm" fo:text-indent="0mm" style:auto-text-indent="false"/>
    </style:style>
    <style:style style:name="P10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40.25mm" style:leader-style="dotted" style:leader-text="."/>
          <style:tab-stop style:position="107.51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5.08mm" fo:margin-bottom="0mm">
        <style:tab-stops>
          <style:tab-stop style:position="145.1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5.08mm" fo:margin-bottom="0mm">
        <style:tab-stops>
          <style:tab-stop style:position="143.7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5.08mm" fo:margin-bottom="0mm" fo:line-height="85%"/>
    </style:style>
    <style:style style:name="P14" style:family="paragraph" style:parent-style-name="Standard">
      <style:paragraph-properties fo:margin-top="4.45mm" fo:margin-bottom="0mm">
        <style:tab-stops>
          <style:tab-stop style:position="145.34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7.62mm" fo:margin-right="0mm" fo:margin-top="5.08mm" fo:margin-bottom="0mm" fo:text-align="justify" style:justify-single-word="false" fo:text-indent="-7.62mm" style:auto-text-indent="false"/>
    </style:style>
    <style:style style:name="P16" style:family="paragraph" style:parent-style-name="Standard">
      <style:paragraph-properties fo:margin-top="9.53mm" fo:margin-bottom="0mm"/>
    </style:style>
    <style:style style:name="P17" style:family="paragraph" style:parent-style-name="Standard">
      <style:paragraph-properties fo:margin-top="20.32mm" fo:margin-bottom="0mm" fo:line-height="85%"/>
    </style:style>
    <style:style style:name="P18" style:family="paragraph" style:parent-style-name="Standard">
      <style:paragraph-properties fo:margin-left="54.61mm" fo:margin-right="0mm" fo:margin-top="9.53mm" fo:margin-bottom="0mm" fo:text-indent="0mm" style:auto-text-indent="false">
        <style:tab-stops>
          <style:tab-stop style:position="71.49mm" style:type="right"/>
          <style:tab-stop style:position="120.14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20.32mm" fo:margin-right="0mm" fo:margin-top="3.81mm" fo:margin-bottom="0mm" fo:text-indent="0mm" style:auto-text-indent="false"/>
    </style:style>
    <style:style style:name="P20" style:family="paragraph" style:parent-style-name="Standard">
      <style:paragraph-properties fo:margin-top="0mm" fo:margin-bottom="4.45mm"/>
    </style:style>
    <style:style style:name="P21" style:family="paragraph" style:parent-style-name="Standard">
      <style:paragraph-properties fo:margin-left="36.83mm" fo:margin-right="0mm" fo:margin-top="0mm" fo:margin-bottom="4.45mm" fo:text-indent="0mm" style:auto-text-indent="false">
        <style:tab-stops>
          <style:tab-stop style:position="71.49mm" style:type="right"/>
          <style:tab-stop style:position="132.64mm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fo:line-height="0%" style:page-number="auto"/>
    </style:style>
    <style:style style:name="P23" style:family="paragraph" style:parent-style-name="Standard">
      <style:paragraph-properties fo:margin-top="5.72mm" fo:margin-bottom="0mm" fo:line-height="85%">
        <style:tab-stops>
          <style:tab-stop style:position="56.83mm" style:type="right"/>
        </style:tab-stops>
      </style:paragraph-properties>
    </style:style>
    <style:style style:name="P24" style:family="paragraph" style:parent-style-name="Standard">
      <style:paragraph-properties fo:margin-left="43.18mm" fo:margin-right="0mm" fo:margin-top="1.27mm" fo:margin-bottom="0mm" fo:line-height="85%" fo:text-indent="0mm" style:auto-text-indent="false"/>
    </style:style>
    <style:style style:name="P25" style:family="paragraph" style:parent-style-name="Standard" style:master-page-name="">
      <style:paragraph-properties style:page-number="auto"/>
    </style:style>
    <style:style style:name="P26" style:family="paragraph" style:parent-style-name="Frame_20_contents">
      <style:paragraph-properties fo:margin-left="29.21mm" fo:margin-right="0mm" fo:line-height="85%" fo:text-indent="0mm" style:auto-text-indent="false"/>
    </style:style>
    <style:style style:name="P27" style:family="paragraph" style:parent-style-name="Frame_20_contents">
      <style:paragraph-properties fo:margin-left="1.27mm" fo:margin-right="40.64mm" fo:line-height="7.28mm" fo:text-indent="12.7mm" style:auto-text-indent="false"/>
    </style:style>
    <style:style style:name="P28" style:family="paragraph" style:parent-style-name="Frame_20_contents">
      <style:paragraph-properties fo:margin-left="1.27mm" fo:margin-right="0mm" fo:margin-top="3.18mm" fo:margin-bottom="1.27mm" fo:line-height="103%" fo:text-indent="0mm" style:auto-text-indent="false"/>
    </style:style>
    <style:style style:name="T1" style:family="text">
      <style:text-properties fo:color="#000000" style:font-name="Times New Roman" fo:font-size="11.5pt" fo:letter-spacing="-0.07mm" fo:font-weight="bold" style:font-size-asian="11.5pt" style:font-weight-asian="bold" style:text-scale="105%"/>
    </style:style>
    <style:style style:name="T2" style:family="text"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T3" style:family="text">
      <style:text-properties fo:color="#000000" style:font-name="Times New Roman" fo:font-size="11.5pt" fo:font-weight="bold" style:font-size-asian="11.5pt" style:font-weight-asian="bold" style:text-scale="105%"/>
    </style:style>
    <style:style style:name="T4" style:family="text">
      <style:text-properties fo:color="#000000" style:font-name="Times New Roman" fo:font-size="11.5pt" fo:letter-spacing="0.02mm" fo:font-weight="bold" style:font-size-asian="11.5pt" style:font-weight-asian="bold" style:text-scale="105%"/>
    </style:style>
    <style:style style:name="T5" style:family="text">
      <style:text-properties fo:color="#000000" style:font-name="Times New Roman" fo:font-size="12pt" style:font-size-asian="12pt" style:text-scale="105%"/>
    </style:style>
    <style:style style:name="T6" style:family="text">
      <style:text-properties fo:color="#000000" style:font-name="Times New Roman" fo:font-size="12pt" fo:letter-spacing="-0.11mm" style:font-size-asian="12pt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0.02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12mm" style:font-size-asian="12pt" style:text-scale="105%"/>
    </style:style>
    <style:style style:name="T11" style:family="text">
      <style:text-properties fo:color="#000000" style:font-name="Times New Roman" fo:font-size="12pt" fo:letter-spacing="-0.02mm" style:font-size-asian="12pt" style:text-scale="105%"/>
    </style:style>
    <style:style style:name="T12" style:family="text">
      <style:text-properties fo:color="#000000" style:font-name="Times New Roman" fo:font-size="12pt" fo:letter-spacing="-0.14mm" style:font-size-asian="12pt" style:text-scale="105%"/>
    </style:style>
    <style:style style:name="T13" style:family="text">
      <style:text-properties fo:color="#000000" style:font-name="Times New Roman" fo:font-size="12pt" fo:letter-spacing="-0.16mm" style:font-size-asian="12pt" style:text-scale="105%"/>
    </style:style>
    <style:style style:name="T14" style:family="text">
      <style:text-properties fo:color="#000000" style:font-name="Times New Roman" fo:font-size="12pt" fo:letter-spacing="-0.18mm" style:font-size-asian="12pt" style:text-scale="105%"/>
    </style:style>
    <style:style style:name="T15" style:family="text">
      <style:text-properties fo:color="#000000" style:font-name="Times New Roman" fo:font-size="9.5pt" fo:letter-spacing="-0.07mm" style:font-size-asian="9.5pt" style:text-scale="110%"/>
    </style:style>
    <style:style style:name="T16" style:family="text">
      <style:text-properties fo:color="#000000" style:font-name="Arial" fo:font-size="26.5pt" fo:font-weight="bold" style:font-size-asian="26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3"><text:span text:style-name="T1">THE COMPANIES ACT <text:line-break/></text:span><text:span text:style-name="T2">(CHAPTER 50) <text:line-break/>SECTION 131(6) and (7)</text:span></text:p>
            <text:p text:style-name="P5"><text:span text:style-name="T3">PARTICULARS WHEN MORE THAN ONE <text:line-break/>ISSUE IS MADE OF DEBENTURES IN A <text:line-break/>SERI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6"><text:span text:style-name="T5">FORM</text:span></text:p>
            <text:p text:style-name="P7"><text:span text:style-name="T16">36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1"><text:span text:style-name="T5">Folio No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8"/>
      <text:p text:style-name="Standard"><text:span text:style-name="T6">Name of Company:</text:span></text:p>
      <text:p text:style-name="P4"><text:span text:style-name="T5">Company No:</text:span></text:p>
      <text:p text:style-name="P9"><text:span text:style-name="T7">An issue of debentures in a series of debentures has been made by the abovenamed company:</text:span></text:p>
      <text:p text:style-name="P11"><text:span text:style-name="T5">1 The total amount secured by the whole series is: <text:tab/></text:span></text:p>
      <text:p text:style-name="P12"><text:span text:style-name="T8">2 The date of the present issue of the series is: <text:tab/></text:span></text:p>
      <text:p text:style-name="P14"><text:span text:style-name="T8">3 The amount of the present issue of the series is: <text:tab/></text:span></text:p>
      <text:p text:style-name="P15"><text:span text:style-name="T4">4 </text:span><text:span text:style-name="T8">The amount or rate per cent of the commission, allowance or discount (if any) paid or made either </text:span><text:span text:style-name="T9">directly or indirectly by the company to a person in consideration of his subscribing or agreeing to </text:span><text:span text:style-name="T10">subscribe whether absolutely or conditionally, or procuring or agreeing to procure subscriptions whether </text:span><text:span text:style-name="T7">absolute or conditional, for any of the debentures include in this return is:</text:span></text:p>
      <text:p text:style-name="P16"><text:span text:style-name="T9">5 Some of the restrictions or prohibitions on the company in connection with this debenture:</text:span></text:p>
      <text:p text:style-name="P17"><text:span text:style-name="T11">6 Some salient convenants or terms and conditions in the instrument of debenture:</text:span></text:p>
      <text:p text:style-name="P10"><text:span text:style-name="T12">Dated this<text:tab/></text:span><text:span text:style-name="T5">day of<text:tab/></text:span></text:p>
      <text:p text:style-name="P18"><text:span text:style-name="T5"><text:tab/>Signature: <text:tab/></text:span></text:p>
      <text:p text:style-name="P19"><text:span text:style-name="T7">Name of *Director/Secretary/</text:span></text:p>
      <text:p text:style-name="P21"><text:span text:style-name="T5"><text:tab/></text:span><text:span text:style-name="T7">Agent in Singapore: <text:tab/></text:span></text:p>
      <text:p text:style-name="P20"><draw:frame draw:style-name="fr1" text:anchor-type="paragraph" svg:x="106.91mm" svg:y="231.92mm" svg:width="91.37mm" svg:height="4.2mm" draw:z-index="1"><draw:text-box><text:p text:style-name="P26"><text:span text:style-name="T6">For Official Use</text:span></text:p></draw:text-box></draw:frame><text:span text:style-name="T15">* Delete where inapplicable.</text:span></text:p>
      <text:p text:style-name="Standard"/>
      <text:section text:style-name="Sect1" text:name="TextSection">
        <text:p text:style-name="P25"><text:span text:style-name="T13">Lodged in the office of the Registrar of Companies &amp; </text:span><text:span text:style-name="T5">Businesses by</text:span></text:p>
        <text:p text:style-name="P2"><draw:frame draw:style-name="fr1" text:anchor-type="paragraph" svg:x="106.91mm" svg:y="245.39mm" svg:width="91.37mm" svg:height="24.41mm" draw:z-index="4"><draw:text-box><text:p text:style-name="P27"><text:span text:style-name="T6">Date of Registration: </text:span><text:bookmark text:name="_GoBack"/><text:span text:style-name="T5">Receipt No:</text:span></text:p><text:p text:style-name="P28"><text:span text:style-name="T5">Checked By:</text:span></text:p></draw:text-box></draw:frame><text:span text:style-name="T5">Name:</text:span></text:p>
        <text:p text:style-name="P13"><text:span text:style-name="T5">Address:</text:span></text:p>
        <text:p text:style-name="P23"><text:span text:style-name="T14">A/c No:<text:tab/></text:span><text:span text:style-name="T5">Tel No:</text:span></text:p>
        <text:p text:style-name="P24"><text:span text:style-name="T5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0.44mm" fo:margin-left="12.01mm" fo:margin-right="10.88mm" style:writing-mode="lr-tb" style:layout-grid-color="#c0c0c0" style:layout-grid-lines="2707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33:00</meta:creation-date>
    <dc:date>2015-12-16T07:33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7" meta:word-count="214" meta:character-count="1239" meta:non-whitespace-character-count="10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